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lef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2916a0"/>
    </style:style>
    <style:style style:name="T2" style:family="text">
      <style:text-properties officeooo:rsid="002478cf"/>
    </style:style>
    <style:style style:name="T3" style:family="text">
      <style:text-properties officeooo:rsid="001c6ab3"/>
    </style:style>
    <style:style style:name="T4" style:family="text">
      <style:text-properties officeooo:rsid="001b7820"/>
    </style:style>
    <style:style style:name="T5" style:family="text">
      <style:text-properties officeooo:rsid="0016c224"/>
    </style:style>
    <style:style style:name="T6" style:family="text">
      <style:text-properties officeooo:rsid="001ce501"/>
    </style:style>
    <style:style style:name="T7" style:family="text">
      <style:text-properties officeooo:rsid="0025c0dd"/>
    </style:style>
    <style:style style:name="T8" style:family="text">
      <style:text-properties officeooo:rsid="001bc7bc"/>
    </style:style>
    <style:style style:name="T9" style:family="text">
      <style:text-properties officeooo:rsid="00203bb9"/>
    </style:style>
    <style:style style:name="T10" style:family="text">
      <style:text-properties officeooo:rsid="00215feb"/>
    </style:style>
    <style:style style:name="T11" style:family="text">
      <style:text-properties officeooo:rsid="0027cde4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<text:s/>© 2018-<text:span text:style-name="T1">2026</text:span> <text:s text:c="28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<text:span text:style-name="T2">ę</text:span>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3">rezydencję</text:span><text:span text:style-name="T4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5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4">ąć</text:span> część z radia <text:span text:style-name="T6">(tube)</text:span>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. <text:span text:style-name="T7">P</text:span>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. <text:span text:style-name="T7">Z</text:span>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4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, kiedy zobaczysz scenę z doktorkiem i automatami. Nie musisz się przejmować, jeśli <text:span text:style-name="T8">wcześniej</text:span> <text:span text:style-name="T8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<text:span text:style-name="T9">(</text:span><text:span text:style-name="T10">radio </text:span><text:span text:style-name="T9">tube) </text:span><text:span text:style-name="T10">z parteru</text:span>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. <text:span text:style-name="T11">Z</text:span>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4T15:17:49.384696800</dc:date>
    <meta:editing-duration>PT1H26M58S</meta:editing-duration>
    <meta:editing-cycles>21</meta:editing-cycles>
    <meta:generator>LibreOffice/26.2.2.2$Windows_X86_64 LibreOffice_project/1f77d10d6938fd34972958f64b2bcfa54f8b1ba5</meta:generator>
    <meta:printed-by>Pliki PDF</meta:printed-by>
    <meta:print-date>2026-04-24T15:17:53.628467500</meta:print-date>
    <meta:document-statistic meta:table-count="0" meta:image-count="0" meta:object-count="0" meta:page-count="3" meta:paragraph-count="205" meta:word-count="2075" meta:character-count="14874" meta:non-whitespace-character-count="11521"/>
  </office:meta>
</office:document-meta>
</file>